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 side-project sample: <text:a xlink:type="simple" xlink:href="http://www.bernieselfie.com" office:name=""><text:span text:style-name="Definition">www.bernieselfie.com</text:span></text:a></text:p>
      <text:p text:style-name="Horizontal_20_Line"/>
      <text:h text:style-name="Heading_20_2" text:outline-level="2">Objective</text:h>
      <text:p text:style-name="First_20_paragraph">Fronten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load time, 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*</text:span><text:span text:style-name="T24"> </text:span><text:span text:style-name="T25">indicates</text:span><text:span text:style-name="T26"> </text:span><text:span text:style-name="T27">current</text:span><text:span text:style-name="T28"> </text:span><text:span text:style-name="T29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ptimizing load times with VanillaJs landing pages, asyncronous-on-demand asset loading, bundling, and compress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